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0e76" officeooo:paragraph-rsid="00110e76"/>
    </style:style>
    <style:style style:name="P2" style:family="paragraph" style:parent-style-name="Standard">
      <style:paragraph-properties fo:text-align="start" style:justify-single-word="false"/>
      <style:text-properties officeooo:rsid="00110e76" officeooo:paragraph-rsid="00110e76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110e76" officeooo:paragraph-rsid="00110e76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4e0ef"/>
    </style:style>
    <style:style style:name="P5" style:family="paragraph" style:parent-style-name="Standard" style:list-style-name="L6">
      <style:paragraph-properties fo:text-align="start" style:justify-single-word="false"/>
      <style:text-properties officeooo:paragraph-rsid="00136446"/>
    </style:style>
    <style:style style:name="P6" style:family="paragraph" style:parent-style-name="Standard" style:list-style-name="L6">
      <style:paragraph-properties fo:text-align="start" style:justify-single-word="false"/>
      <style:text-properties officeooo:paragraph-rsid="00123ad3"/>
    </style:style>
    <style:style style:name="P7" style:family="paragraph" style:parent-style-name="Standard" style:list-style-name="L7">
      <style:paragraph-properties fo:text-align="start" style:justify-single-word="false"/>
      <style:text-properties officeooo:paragraph-rsid="0014e0ef"/>
    </style:style>
    <style:style style:name="P8" style:family="paragraph" style:parent-style-name="Standard" style:list-style-name="L9">
      <style:paragraph-properties fo:text-align="start" style:justify-single-word="false"/>
      <style:text-properties officeooo:paragraph-rsid="0014e0ef"/>
    </style:style>
    <style:style style:name="P9" style:family="paragraph" style:parent-style-name="Standard" style:list-style-name="L11">
      <style:paragraph-properties fo:text-align="start" style:justify-single-word="false"/>
      <style:text-properties officeooo:paragraph-rsid="0014e0ef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123ad3" officeooo:paragraph-rsid="00123ad3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23ad3" officeooo:paragraph-rsid="0014e0ef"/>
    </style:style>
    <style:style style:name="P12" style:family="paragraph" style:parent-style-name="Standard">
      <style:paragraph-properties fo:text-align="start" style:justify-single-word="false"/>
      <style:text-properties officeooo:rsid="00123ad3" officeooo:paragraph-rsid="00123ad3"/>
    </style:style>
    <style:style style:name="P13" style:family="paragraph" style:parent-style-name="Standard" style:list-style-name="L5">
      <style:paragraph-properties fo:text-align="start" style:justify-single-word="false"/>
      <style:text-properties officeooo:rsid="00123ad3" officeooo:paragraph-rsid="00123ad3"/>
    </style:style>
    <style:style style:name="P14" style:family="paragraph" style:parent-style-name="Standard" style:list-style-name="L6">
      <style:paragraph-properties fo:text-align="start" style:justify-single-word="false"/>
      <style:text-properties officeooo:rsid="00123ad3" officeooo:paragraph-rsid="00123ad3"/>
    </style:style>
    <style:style style:name="T1" style:family="text">
      <style:text-properties officeooo:rsid="00123ad3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fo:font-weight="bold" style:font-weight-asian="bold" style:font-weight-complex="bold"/>
    </style:style>
    <style:style style:name="T4" style:family="text">
      <style:text-properties style:font-name="Liberation Serif1" fo:font-weight="bold" officeooo:rsid="00123ad3" style:font-weight-asian="bold" style:font-weight-complex="bold"/>
    </style:style>
    <style:style style:name="T5" style:family="text">
      <style:text-properties style:font-name="Liberation Serif1" fo:font-weight="normal" officeooo:rsid="00123ad3" style:font-weight-asian="normal" style:font-weight-complex="normal"/>
    </style:style>
    <style:style style:name="T6" style:family="text">
      <style:text-properties style:font-name="Liberation Serif1" officeooo:rsid="00123ad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23ad3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446" style:font-weight-asian="normal" style:font-weight-complex="normal"/>
    </style:style>
    <style:style style:name="T11" style:family="text">
      <style:text-properties fo:font-weight="normal" officeooo:rsid="00123ad3" style:font-weight-asian="normal" style:font-weight-complex="normal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0123ad3" style:font-weight-asian="normal" style:font-weight-complex="normal"/>
    </style:style>
    <style:style style:name="T14" style:family="text">
      <style:text-properties style:text-position="0% 100%" fo:font-weight="normal" officeooo:rsid="00136446" style:font-weight-asian="normal" style:font-weight-complex="normal"/>
    </style:style>
    <style:style style:name="T15" style:family="text">
      <style:text-properties style:text-position="0% 100%" fo:font-weight="normal" officeooo:rsid="0014e0ef" style:font-weight-asian="normal" style:font-weight-complex="normal"/>
    </style:style>
    <style:style style:name="T16" style:family="text">
      <style:text-properties style:text-position="0% 100%" style:font-name="Liberation Serif1" fo:font-weight="normal" officeooo:rsid="00136446" style:font-weight-asian="normal" style:font-weight-complex="normal"/>
    </style:style>
    <style:style style:name="T17" style:family="text">
      <style:text-properties officeooo:rsid="0014e0e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ow To <text:span text:style-name="T17">Add Individuals in the </text:span>Ontolog<text:span text:style-name="T17">y</text:span> </text:p>
      <text:p text:style-name="P1"/>
      <text:p text:style-name="P1"/>
      <text:p text:style-name="P2"><text:s text:c="6"/>0. Watch <text:a xlink:type="simple" xlink:href="https://www.youtube.com/watch?v=_7MfDdsFePk" text:style-name="Internet_20_link" text:visited-style-name="Visited_20_Internet_20_Link">https://www.youtube.com/watch?v=_7MfDdsFePk</text:a></text:p>
      <text:list xml:id="list8169298535076923736" text:style-name="L1">
        <text:list-header>
          <text:p text:style-name="P3"/>
        </text:list-header>
        <text:list-item text:start-value="1">
          <text:p text:style-name="P3">Read Fairy Tale</text:p>
        </text:list-item>
        <text:list-item>
          <text:p text:style-name="P3">Look up ATU Class here: <text:a xlink:type="simple" xlink:href="http://www.mftd.org/index.php?action=atu" text:style-name="Internet_20_link" text:visited-style-name="Visited_20_Internet_20_Link">http://www.mftd.org/index.php?action=atu</text:a> </text:p>
        </text:list-item>
        <text:list-item>
          <text:p text:style-name="P3">Add fairy tale and motif class as a individuals</text:p>
        </text:list-item>
        <text:list-item>
          <text:p text:style-name="P3">Add number to ATU class by <text:span text:style-name="T1">Data Property Assertion, pick string (e.g. 299-300) or integer (301)</text:span></text:p>
        </text:list-item>
        <text:list-item>
          <text:p text:style-name="P10">Connect tale to ATU class by <text:span text:style-name="T7">hasClass</text:span> Object Property Assertion</text:p>
        </text:list-item>
        <text:list-item>
          <text:p text:style-name="P10">Assign Proppian Functions to tale (pen &amp; paper)</text:p>
        </text:list-item>
        <text:list-item>
          <text:p text:style-name="P10">Add functions as individuals, name individual as “Shortkey of the Tale_Symbol”, e.g. Snow White, Absentation → SW_<text:span text:style-name="T2">α </text:span></text:p>
        </text:list-item>
      </text:list>
      <text:list xml:id="list3438135875954496705" text:style-name="L11">
        <text:list-item>
          <text:p text:style-name="P9"><text:span text:style-name="T6">add <text:s/>Object Property Assertion </text:span><text:span text:style-name="T4">applies</text:span><text:span text:style-name="T1"> connecting the function to the tale</text:span></text:p>
        </text:list-item>
      </text:list>
      <text:list xml:id="list4042013389968579902" text:style-name="L7">
        <text:list-item>
          <text:p text:style-name="P7"><text:span text:style-name="T1">add Data Property Assertion </text:span><text:span text:style-name="T8">Verbalisation</text:span><text:span text:style-name="T11">, </text:span><text:span text:style-name="T13">e.g. </text:span><text:span text:style-name="T14">Snow White is deceived by the evil queen → add SN_η3 → </text:span></text:p>
        </text:list-item>
      </text:list>
      <text:list xml:id="list182046853169454" text:continue-list="list8169298535076923736" text:style-name="L1">
        <text:list-header>
          <text:p text:style-name="P4"><text:span text:style-name="T14">Verbalisation: “And when she had at last thought of something to do, she painted her face, and dressed herself like an old pedler-woman, and no one could have known her.”</text:span></text:p>
        </text:list-header>
      </text:list>
      <text:list xml:id="list8321200792676776122" text:style-name="L9">
        <text:list-item>
          <text:p text:style-name="P8"><text:span text:style-name="T5">add following and preceding Function by Data Property Assertion </text:span><text:span text:style-name="T4">followedBy/precededBy</text:span></text:p>
          <text:p text:style-name="P8"><text:span text:style-name="T4"/></text:p>
        </text:list-item>
      </text:list>
      <text:list xml:id="list182047124103547" text:continue-list="list182046853169454" text:style-name="L1">
        <text:list-item>
          <text:p text:style-name="P4"><text:span text:style-name="T13">Add the persons who appear in the tale as individual, one person can have more than one role, e.g. Hero can be Victim</text:span></text:p>
        </text:list-item>
        <text:list-item>
          <text:p text:style-name="P11"><text:span text:style-name="T12">If the corresponding function appears in the tale, add the relationship between the persons accordingly, e.g. </text:span><text:span text:style-name="T14">Snow White is interrogated by the evil queen →add SN_D2 → </text:span><text:span text:style-name="T15">select interrogated </text:span></text:p>
          <text:p text:style-name="P11"><text:span text:style-name="T16"/></text:p>
          <text:p text:style-name="P10"><text:span text:style-name="T2"/></text:p>
        </text:list-item>
      </text:list>
      <text:list xml:id="list8631417945846153561" text:style-name="L6">
        <text:list-header>
          <text:p text:style-name="P14"><text:span text:style-name="T7"/></text:p>
        </text:list-header>
      </text:list>
      <text:p text:style-name="P12"><text:span text:style-name="T7"/></text:p>
      <text:p text:style-name="P12"><text:span text:style-name="T1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0T17:42:04.856124301</meta:creation-date>
    <dc:date>2018-05-20T18:20:46.166812054</dc:date>
    <meta:editing-duration>PT3M3S</meta:editing-duration>
    <meta:editing-cycles>1</meta:editing-cycles>
    <meta:document-statistic meta:table-count="0" meta:image-count="0" meta:object-count="0" meta:page-count="1" meta:paragraph-count="17" meta:word-count="214" meta:character-count="1305" meta:non-whitespace-character-count="1108"/>
    <meta:generator>LibreOffice/5.1.6.2$Linux_X86_64 LibreOffice_project/10m0$Build-2</meta:generator>
  </office:meta>
</office:document-meta>
</file>